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Zuerst: eine Basis ist ein Satz von Basisvektoren:</mtext>
          </mrow>
        </mtd>
      </mtr>
      <mtr>
        <mtd>
          <mrow>
            <mfenced open="{" close="}">
              <mrow>
                <msub>
                  <mfenced open="∣" close="〉">
                    <mrow>
                      <mstyle mathvariant="bold-italic">
                        <mrow>
                          <mi>e</mi>
                        </mrow>
                      </mstyle>
                    </mrow>
                  </mfenced>
                  <mrow>
                    <mn>1</mn>
                    <mo stretchy="false">…</mo>
                    <mi>n</mi>
                  </mrow>
                </msub>
              </mrow>
            </mfenced>
          </mrow>
        </mtd>
      </mtr>
      <mtr>
        <mtd>
          <mrow>
            <mtext>Spannend hierbei ist, dass jeder der Bra-Ket-Vektoren nur</mtext>
            <mstyle mathvariant="bold">
              <mrow>
                <mtext>einen</mtext>
              </mrow>
            </mstyle>
            <mtext>Vektor darstellt!</mtext>
          </mrow>
        </mtd>
      </mtr>
      <mtr>
        <mtd>
          <mrow>
            <mtext>Eine Basis stellt aber einen</mtext>
            <mstyle mathvariant="bold">
              <mrow>
                <mtext>Satz</mtext>
              </mrow>
            </mstyle>
            <mtext>von Vekoren dar:</mtext>
          </mrow>
        </mtd>
      </mtr>
      <mtr>
        <mtd>
          <mrow>
            <mrow>
              <mfenced open="{" close="}">
                <mrow>
                  <msub>
                    <mfenced open="∣" close="〉">
                      <mrow>
                        <mstyle mathvariant="bold">
                          <mrow>
                            <mi>e</mi>
                          </mrow>
                        </mstyle>
                      </mrow>
                    </mfenced>
                    <mrow>
                      <mn>1</mn>
                      <mo stretchy="false">…</mo>
                      <mi>n</mi>
                    </mrow>
                  </msub>
                </mrow>
              </mfenced>
              <mo stretchy="false">=</mo>
              <mfenced open="{" close="}">
                <mrow>
                  <msub>
                    <mfenced open="∣" close="〉">
                      <mrow>
                        <mstyle mathvariant="bold">
                          <mrow>
                            <mi>e</mi>
                          </mrow>
                        </mstyle>
                      </mrow>
                    </mfenced>
                    <mn>1</mn>
                  </msub>
                  <mi>,</mi>
                  <msub>
                    <mfenced open="∣" close="〉">
                      <mrow>
                        <mstyle mathvariant="bold">
                          <mrow>
                            <mi>e</mi>
                          </mrow>
                        </mstyle>
                      </mrow>
                    </mfenced>
                    <mn>2</mn>
                  </msub>
                  <mi>,</mi>
                  <mo stretchy="false">…</mo>
                  <mi>,</mi>
                  <msub>
                    <mfenced open="∣" close="〉">
                      <mrow>
                        <mstyle mathvariant="bold">
                          <mrow>
                            <mi>e</mi>
                          </mrow>
                        </mstyle>
                      </mrow>
                    </mfenced>
                    <mi>n</mi>
                  </msub>
                </mrow>
              </mfenced>
            </mrow>
          </mrow>
        </mtd>
      </mtr>
      <mtr>
        <mtd>
          <mrow>
            <mtext>Man kann jeden dieser Vektoren in die Zeilen einer Matrix schreiben:</mtext>
          </mrow>
        </mtd>
      </mtr>
      <mtr>
        <mtd>
          <mrow>
            <mrow>
              <mrow>
                <mrow>
                  <mfenced open="(" close=")">
                    <mrow>
                      <mtable>
                        <mtr>
                          <mtd>
                            <mrow>
                              <mo stretchy="false">α</mo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β</mo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γ</mo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δ</mo>
                            </mrow>
                          </mtd>
                        </mtr>
                      </mtable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a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3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4</mn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(" close=")">
                  <mrow>
                    <mtable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o stretchy="false">α</mo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o stretchy="false">β</mo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o stretchy="false">γ</mo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o stretchy="false">δ</mo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</mtable>
                  </mrow>
                </mfenced>
              </mrow>
              <mo stretchy="false">=</mo>
              <mfenced open="(" close=")">
                <mrow>
                  <mtable>
                    <mtr>
                      <mtd>
                        <mrow>
                          <mo stretchy="false">α</mo>
                          <msub>
                            <mi>a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o stretchy="false">β</mo>
                          <msub>
                            <mi>a</mi>
                            <mstyle mathvariant="bold">
                              <mrow>
                                <mn>3</mn>
                              </mrow>
                            </mstyle>
                          </msub>
                        </mrow>
                      </mtd>
                    </mtr>
                    <mtr>
                      <mtd>
                        <mrow>
                          <mo stretchy="false">γ</mo>
                          <msub>
                            <mi>a</mi>
                            <mstyle mathvariant="bold">
                              <mrow>
                                <mn>2</mn>
                              </mrow>
                            </mstyle>
                          </msub>
                        </mrow>
                      </mtd>
                    </mtr>
                    <mtr>
                      <mtd>
                        <mrow>
                          <mo stretchy="false">δ</mo>
                          <msub>
                            <mi>a</mi>
                            <mn>4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text>WolframALPHA: {{w,0,0,0},{0,0,x,0},{0,y,0,0},{0,0,0,z}}.{{a},{b},{c},{d}}</mtext>
          </mrow>
        </mtd>
      </mtr>
      <mtr>
        <mtd>
          <mrow>
            <mstyle mathvariant="bold">
              <mrow>
                <mtext>Aber das bringt nichts, denn in der Matrix stehen keine Basisvektoren.</mtext>
              </mrow>
            </mstyle>
          </mrow>
        </mtd>
      </mtr>
      <mtr>
        <mtd>
          <mrow>
            <mtext>Will man den Ortsvektor als Zeilenvektor schreiben, muß die Matrix ebenfalls transponiert sein und rechts stehen:</mtext>
          </mrow>
        </mtd>
      </mtr>
      <mtr>
        <mtd>
          <mrow/>
        </mtd>
      </mtr>
      <mtr>
        <mtd>
          <mrow>
            <mrow>
              <msup>
                <mrow>
                  <mo stretchy="false">(</mo>
                  <mrow>
                    <msub>
                      <mi>a</mi>
                      <mi>i</mi>
                    </msub>
                  </mrow>
                  <mo stretchy="false">)</mo>
                </mrow>
                <mtext>T</mtext>
              </msup>
              <mo stretchy="false">=</mo>
              <mrow>
                <mfenced open="(" close=")">
                  <mrow>
                    <msub>
                      <mi>a</mi>
                      <mn>1</mn>
                    </msub>
                    <mi>,</mi>
                    <msub>
                      <mi>a</mi>
                      <mn>2</mn>
                    </msub>
                    <mi>,</mi>
                    <msub>
                      <mi>a</mi>
                      <mn>3</mn>
                    </msub>
                    <mi>,</mi>
                    <msub>
                      <mi>a</mi>
                      <mn>4</mn>
                    </msub>
                  </mrow>
                </mfenced>
                <mo stretchy="false">⋅</mo>
                <mfenced open="(" close=")">
                  <mrow>
                    <mtable>
                      <mtr>
                        <mtd>
                          <mrow>
                            <mo stretchy="false">α</mo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γ</mo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β</mo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δ</mo>
                          </mrow>
                        </mtd>
                      </mtr>
                    </mtable>
                  </mrow>
                </mfenced>
              </mrow>
            </mrow>
            <mrow>
              <mrow>
                <mo stretchy="false">(</mo>
                <mrow>
                  <mrow>
                    <mi/>
                    <mo stretchy="false">=</mo>
                    <msup>
                      <mi>M</mi>
                      <mtext>T</mtext>
                    </msup>
                  </mrow>
                </mrow>
                <mo stretchy="false">)</mo>
              </mrow>
              <mo stretchy="false">=</mo>
              <mfenced open="(" close=")">
                <mrow>
                  <msub>
                    <mi>a</mi>
                    <mn>1</mn>
                  </msub>
                  <mo stretchy="false">α</mo>
                  <mi>,</mi>
                  <msub>
                    <mi>a</mi>
                    <mn>3</mn>
                  </msub>
                  <mo stretchy="false">β</mo>
                  <mi>,</mi>
                  <msub>
                    <mi>a</mi>
                    <mn>2</mn>
                  </msub>
                  <mo stretchy="false">γ</mo>
                  <mi>,</mi>
                  <msub>
                    <mi>a</mi>
                    <mn>4</mn>
                  </msub>
                  <mo stretchy="false">δ</mo>
                </mrow>
              </mfenced>
            </mrow>
          </mrow>
        </mtd>
      </mtr>
      <mtr>
        <mtd>
          <mrow/>
        </mtd>
      </mtr>
      <mtr>
        <mtd>
          <mrow>
            <mtext>WolframALPHA: {a,b,c,d} . transpose({{w,0,0,0},{0,0,x,0},{0,y,0,0},{0,0,0,z}})</mtext>
          </mrow>
        </mtd>
      </mtr>
      <mtr>
        <mtd>
          <mrow>
            <mtext>Es gilt also immer Zeile mal Spalte (und die einzelnen Ergebnisse addiert), also erhielte man ohne transponieren</mtext>
          </mrow>
        </mtd>
      </mtr>
      <mtr>
        <mtd>
          <mrow/>
        </mtd>
      </mtr>
      <mtr>
        <mtd>
          <mrow>
            <mrow>
              <mrow>
                <mfenced open="(" close=")"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fenced>
                <mo stretchy="false">⋅</mo>
                <mfenced open="(" close=")">
                  <mrow>
                    <mtable>
                      <mtr>
                        <mtd>
                          <mrow>
                            <mo stretchy="false">α</mo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β</mo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γ</mo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δ</mo>
                          </mrow>
                        </mtd>
                      </mtr>
                    </mtable>
                  </mrow>
                </mfenced>
              </mrow>
              <mo stretchy="false">=</mo>
              <mfenced open="(" close=")">
                <mrow>
                  <msub>
                    <mi>x</mi>
                    <mn>1</mn>
                  </msub>
                  <mo stretchy="false">α</mo>
                  <mi>,</mi>
                  <msub>
                    <mi>x</mi>
                    <mn>3</mn>
                  </msub>
                  <mo stretchy="false">γ</mo>
                  <mi>,</mi>
                  <msub>
                    <mi>x</mi>
                    <mn>2</mn>
                  </msub>
                  <mo stretchy="false">β</mo>
                  <mi>,</mi>
                  <msub>
                    <mi>x</mi>
                    <mn>4</mn>
                  </msub>
                  <mo stretchy="false">δ</mo>
                </mrow>
              </mfenced>
            </mrow>
          </mrow>
        </mtd>
      </mtr>
      <mtr>
        <mtd>
          <mrow>
            <mrow>
              <mrow>
                <mi/>
                <mo stretchy="false">=</mo>
                <mfenced open="(" close=")">
                  <mrow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o stretchy="false">α</mo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o stretchy="false">γ</mo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o stretchy="false">β</mo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o stretchy="false">δ</mo>
                      </mrow>
                    </mrow>
                  </mrow>
                </mfenced>
              </mrow>
              <mo stretchy="false">=</mo>
              <mi/>
            </mrow>
          </mrow>
        </mtd>
      </mtr>
      <mtr>
        <mtd>
          <mrow>
            <mrow>
              <mi/>
              <mo stretchy="false">=</mo>
              <mfenced open="(" close=")">
                <mrow>
                  <msub>
                    <mi>x</mi>
                    <mn>1</mn>
                  </msub>
                  <mo stretchy="false">α</mo>
                  <mi>,</mi>
                  <msub>
                    <mi>x</mi>
                    <mn>3</mn>
                  </msub>
                  <mo stretchy="false">γ</mo>
                  <mi>,</mi>
                  <msub>
                    <mi>x</mi>
                    <mn>2</mn>
                  </msub>
                  <mo stretchy="false">β</mo>
                  <mi>,</mi>
                  <msub>
                    <mi>x</mi>
                    <mn>4</mn>
                  </msub>
                  <mo stretchy="false">δ</mo>
                </mrow>
              </mfenced>
            </mrow>
          </mrow>
        </mtd>
      </mtr>
      <mtr>
        <mtd>
          <mrow/>
        </mtd>
      </mtr>
      <mtr>
        <mtd>
          <mrow>
            <mtext>Also sieht das Skalarprodukt so aus:</mtext>
          </mrow>
        </mtd>
      </mtr>
      <mtr>
        <mtd>
          <mrow>
            <mrow>
              <mrow>
                <mrow>
                  <mfenced open="(" close=")"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,</mi>
                      <msub>
                        <mi>x</mi>
                        <mn>3</mn>
                      </msub>
                      <mi>,</mi>
                      <msub>
                        <mi>x</mi>
                        <mn>4</mn>
                      </msub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a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3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4</mn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〈" close="〉">
                  <mrow>
                    <mrow>
                      <mi>x</mi>
                    </mrow>
                    <mo stretchy="false">∣</mo>
                    <mrow>
                      <mi>a</mi>
                    </mrow>
                  </mrow>
                </mfenced>
              </mrow>
              <mo stretchy="false">=</mo>
              <msub>
                <mi>x</mi>
                <mn>1</mn>
              </msub>
            </mrow>
            <mrow>
              <msub>
                <mi>a</mi>
                <mn>1</mn>
              </msub>
              <mo stretchy="false">+</mo>
              <msub>
                <mi>x</mi>
                <mn>2</mn>
              </msub>
            </mrow>
            <mrow>
              <msub>
                <mi>a</mi>
                <mn>2</mn>
              </msub>
              <mo stretchy="false">+</mo>
              <msub>
                <mi>x</mi>
                <mn>3</mn>
              </msub>
            </mrow>
            <mrow>
              <msub>
                <mi>a</mi>
                <mn>3</mn>
              </msub>
              <mo stretchy="false">=</mo>
              <mi>S</mi>
            </mrow>
          </mrow>
        </mtd>
      </mtr>
      <mtr>
        <mtd>
          <mrow>
            <mtext>Und das dyadische Produkt so:</mtext>
          </mrow>
        </mtd>
      </mtr>
      <mtr>
        <mtd>
          <mrow>
            <mrow>
              <mrow>
                <mfenced open="(" close=")">
                  <mrow>
                    <mtable>
                      <mtr>
                        <mtd>
                          <mrow>
                            <msub>
                              <mi>a</mi>
                              <mn>1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2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3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4</mn>
                            </msub>
                          </mrow>
                        </mtd>
                      </mtr>
                    </mtable>
                  </mrow>
                </mfenced>
                <mo stretchy="false">⋅</mo>
                <mfenced open="(" close=")"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fenced>
              </mrow>
              <mo stretchy="false">=</mo>
              <mfenced open="∣" close="〉">
                <mrow>
                  <mi>a</mi>
                </mrow>
              </mfenced>
            </mrow>
            <mrow>
              <mfenced open="〈" close="∣">
                <mrow>
                  <mi>x</mi>
                </mrow>
              </mfenced>
              <mo stretchy="false">=</mo>
              <mfenced open="(" close=")">
                <mrow>
                  <mtable>
                    <mtr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style mathvariant="bold">
              <mrow>
                <mtext>Jetzt der spannende Teil, wo es richtig wird:</mtext>
              </mrow>
            </mstyle>
          </mrow>
        </mtd>
      </mtr>
      <mtr>
        <mtd>
          <mrow>
            <mphantom>
              <mstyle>
                <mrow>
                  <mtext>Man hat zwei Basen, die alte A und die neue B</mtext>
                </mrow>
              </mstyle>
            </mphantom>
          </mrow>
        </mtd>
      </mtr>
      <mtr>
        <mtd>
          <mrow>
            <msub>
              <mrow>
                <mover accent="true">
                  <mi>x</mi>
                  <mo stretchy="false">̄</mo>
                </mover>
              </mrow>
              <mi>i</mi>
            </msub>
            <mrow>
              <mi/>
              <mo stretchy="false">=</mo>
              <mi/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o stretchy="false">(</mo>
                <mrow>
                  <mrow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i</mi>
                    </msub>
                    <mo stretchy="false">⋅</mo>
                    <msub>
                      <mrow>
                        <mover accent="true">
                          <mstyle mathvariant="bold">
                            <mrow>
                              <mi>e</mi>
                            </mrow>
                          </mstyle>
                          <mo stretchy="false">̄</mo>
                        </mover>
                      </mrow>
                      <mi>j</mi>
                    </msub>
                  </mrow>
                </mrow>
                <mo stretchy="false">)</mo>
              </mrow>
            </mrow>
            <msub>
              <mi>x</mi>
              <mi>j</mi>
            </msub>
          </mrow>
        </mtd>
      </mtr>
      <mtr>
        <mtd>
          <mrow/>
        </mtd>
      </mtr>
      <mtr>
        <mtd>
          <mrow>
            <mtext>also</mtext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row>
                  <mover accent="true">
                    <mstyle mathvariant="bold">
                      <mrow>
                        <mi>e</mi>
                      </mrow>
                    </mstyle>
                    <mo stretchy="false">̄</mo>
                  </mover>
                </mrow>
                <mi>j</mi>
              </msub>
            </mrow>
            <msub>
              <mi>x</mi>
              <mi>j</mi>
            </msub>
          </mrow>
        </mtd>
      </mtr>
      <mtr>
        <mtd>
          <mrow>
            <mtext>entspricht dann folgendem:</mtext>
          </mrow>
        </mtd>
      </mtr>
      <mtr>
        <mtd>
          <mrow>
            <mrow>
              <mrow>
                <mrow>
                  <mrow>
                    <msub>
                      <mfenced open="∣" close="〉">
                        <mrow>
                          <mi>e</mi>
                        </mrow>
                      </mfenced>
                      <mn>1</mn>
                    </msub>
                    <mo stretchy="false">⋅</mo>
                    <msub>
                      <mi>x</mi>
                      <mn>1</mn>
                    </msub>
                  </mrow>
                  <mo stretchy="false">+</mo>
                  <mrow>
                    <msub>
                      <mfenced open="∣" close="〉">
                        <mrow>
                          <mi>e</mi>
                        </mrow>
                      </mfenced>
                      <mn>2</mn>
                    </msub>
                    <mo stretchy="false">⋅</mo>
                    <msub>
                      <mi>x</mi>
                      <mn>2</mn>
                    </msub>
                  </mrow>
                </mrow>
                <mo stretchy="false">+</mo>
                <mo stretchy="false">…</mo>
              </mrow>
              <mo stretchy="false">+</mo>
              <mrow>
                <msub>
                  <mfenced open="∣" close="〉">
                    <mrow>
                      <mi>e</mi>
                    </mrow>
                  </mfenced>
                  <mi>n</mi>
                </msub>
                <mo stretchy="false">⋅</mo>
                <msub>
                  <mi>x</mi>
                  <mi>n</mi>
                </msub>
              </mrow>
            </mrow>
          </mrow>
        </mtd>
      </mtr>
      <mtr>
        <mtd>
          <mrow>
            <mtext>, ist also identisch zu dem, was oben so aussah:</mtext>
          </mrow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sub>
                            <mfenced open="∣" close="〉">
                              <mrow>
                                <mi>e</mi>
                              </mrow>
                            </mfenced>
                            <mn>1</mn>
                          </msub>
                        </mrow>
                      </mtd>
                    </mtr>
                    <mtr>
                      <mtd>
                        <mrow>
                          <msub>
                            <mfenced open="∣" close="〉">
                              <mrow>
                                <mi>e</mi>
                              </mrow>
                            </mfenced>
                            <mn>2</mn>
                          </msub>
                        </mrow>
                      </mtd>
                    </mtr>
                    <mtr>
                      <mtd>
                        <mrow>
                          <mo stretchy="false">⋮</mo>
                        </mrow>
                      </mtd>
                    </mtr>
                    <mtr>
                      <mtd>
                        <mrow>
                          <msub>
                            <mfenced open="∣" close="〉">
                              <mrow>
                                <mi>e</mi>
                              </mrow>
                            </mfenced>
                            <mi>n</mi>
                          </msub>
                        </mrow>
                      </mtd>
                    </mtr>
                  </mtable>
                </mrow>
              </mfenced>
              <mo stretchy="false">⋅</mo>
              <mfenced open="(" close=")">
                <mrow>
                  <mtable>
                    <mtr>
                      <mtd>
                        <mrow>
                          <msub>
                            <mi>x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sub>
                            <mi>x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o stretchy="false">⋮</mo>
                        </mrow>
                      </mtd>
                    </mtr>
                    <mtr>
                      <mtd>
                        <mrow>
                          <msub>
                            <mi>x</mi>
                            <mi>n</mi>
                          </msub>
                        </mrow>
                      </mtd>
                    </mtr>
                  </mtable>
                </mrow>
              </mfenced>
            </mrow>
            <mtext>(die erste Klammer ist eine Matrix!)</mtext>
          </mrow>
        </mtd>
      </mtr>
      <mtr>
        <mtd>
          <mrow/>
        </mtd>
      </mtr>
      <mtr>
        <mtd>
          <mrow>
            <msub>
              <mrow>
                <mover accent="true">
                  <mi>x</mi>
                  <mo stretchy="false">̄</mo>
                </mover>
              </mrow>
              <mi>i</mi>
            </msub>
            <mrow>
              <mi/>
              <mo stretchy="false">=</mo>
              <mi/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o stretchy="false">(</mo>
                <mrow>
                  <mrow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i</mi>
                    </msub>
                    <mo stretchy="false">⋅</mo>
                    <msub>
                      <mrow>
                        <mover accent="true">
                          <mstyle mathvariant="bold">
                            <mrow>
                              <mi>e</mi>
                            </mrow>
                          </mstyle>
                          <mo stretchy="false">̄</mo>
                        </mover>
                      </mrow>
                      <mi>j</mi>
                    </msub>
                  </mrow>
                </mrow>
                <mo stretchy="false">)</mo>
              </mrow>
            </mrow>
            <msub>
              <mi>x</mi>
              <mi>j</mi>
            </msub>
          </mrow>
        </mtd>
      </mtr>
      <mtr>
        <mtd>
          <mrow>
            <mtext>bedeutet dann also, dass die Zeile einer ersten Basismatrix A mit der Spalte einer zweiten Basismatrix B</mtext>
          </mrow>
        </mtd>
      </mtr>
      <mtr>
        <mtd>
          <mrow>
            <mtext>multipliziert wird, da das Ergebnis ein Skalarprodukt sein soll. </mtext>
          </mrow>
        </mtd>
      </mtr>
      <mtr>
        <mtd>
          <mrow>
            <mtext>Die Zeile von A wird dabei von der gewünschten Komponente von </mtext>
            <msub>
              <mrow>
                <mover accent="true">
                  <mi>x</mi>
                  <mo stretchy="false">̄</mo>
                </mover>
              </mrow>
              <mi>i</mi>
            </msub>
            <mtext> bestimmt,</mtext>
          </mrow>
        </mtd>
      </mtr>
      <mtr>
        <mtd>
          <mrow>
            <mtext>Die Spalte von B hingegen von der Komponente von </mtext>
            <msub>
              <mi>x</mi>
              <mi>j</mi>
            </msub>
            <mtext> .</mtext>
          </mrow>
        </mtd>
      </mtr>
      <mtr>
        <mtd>
          <mrow>
            <mtext>Richtig muß es also heißen:</mtext>
          </mrow>
        </mtd>
      </mtr>
      <mtr>
        <mtd>
          <mrow>
            <msub>
              <mrow>
                <mover accent="true">
                  <mi>x</mi>
                  <mo stretchy="false">̄</mo>
                </mover>
              </mrow>
              <mi>i</mi>
            </msub>
            <mrow>
              <mi/>
              <mo stretchy="false">=</mo>
              <mi/>
            </mrow>
            <mrow>
              <mo stretchy="false">(</mo>
              <mrow>
                <mrow>
                  <msub>
                    <mrow>
                      <mstyle mathvariant="bold">
                        <mrow>
                          <mi>e</mi>
                        </mrow>
                      </mstyle>
                    </mrow>
                    <mi>i</mi>
                  </msub>
                  <mo stretchy="false">⋅</mo>
                  <msub>
                    <mrow>
                      <mover accent="true">
                        <mstyle mathvariant="bold">
                          <mrow>
                            <mi>e</mi>
                          </mrow>
                        </mstyle>
                        <mo stretchy="false">̄</mo>
                      </mover>
                    </mrow>
                    <mi>j</mi>
                  </msub>
                </mrow>
              </mrow>
              <mo stretchy="false">)</mo>
            </mrow>
            <msub>
              <mi>x</mi>
              <mi>j</mi>
            </msub>
          </mrow>
        </mtd>
      </mtr>
      <mtr>
        <mtd>
          <mrow>
            <mtext>Die Summe ist also Quatsch. Man erkennt sofort, Zeile mal Spalte ist das Matrixprodukt</mtext>
          </mrow>
        </mtd>
      </mtr>
      <mtr>
        <mtd>
          <mrow>
            <mtext>Also ist das das gleiche wie die Basismatrix A mal der (transponierten, aber egal weil </mtext>
          </mrow>
        </mtd>
      </mtr>
      <mtr>
        <mtd>
          <mrow>
            <mtext>die Basismatrix diagonal ist, sie also identisch ihrer Transponierten ist) der Basismatrix B:</mtext>
          </mrow>
        </mtd>
      </mtr>
      <mtr>
        <mtd>
          <mrow>
            <mrow>
              <mover accent="true">
                <mrow>
                  <mfenced open="∣" close="〉">
                    <mrow>
                      <mi>x</mi>
                    </mrow>
                  </mfenced>
                </mrow>
                <mo stretchy="false">̄</mo>
              </mover>
              <mo stretchy="false">=</mo>
              <mrow>
                <mrow>
                  <mo stretchy="false">(</mo>
                  <mrow>
                    <mrow>
                      <mi>A</mi>
                      <mo stretchy="false">⋅</mo>
                      <mover accent="true">
                        <mi>B</mi>
                        <mo stretchy="false">̄</mo>
                      </mover>
                    </mrow>
                  </mrow>
                  <mo stretchy="false">)</mo>
                </mrow>
                <mo stretchy="false">⋅</mo>
                <mfenced open="∣" close="〉">
                  <mrow>
                    <mi>x</mi>
                  </mrow>
                </mfenced>
              </mrow>
            </mrow>
          </mrow>
        </mtd>
      </mtr>
      <mtr>
        <mtd>
          <mrow>
            <mtext>(Der Strich symbolisiert hier nur dass B die neuen Basisvektoren sind, mit Transposition hat das nichts zu tun)</mtext>
          </mrow>
        </mtd>
      </mtr>
      <mtr>
        <mtd>
          <mrow>
            <mtext>Schließlich ist noch die Reihenfolge der Matrizen zu beachten! Die eine ist die Hin- die andere die Rückdrehung.</mtext>
          </mrow>
        </mtd>
      </mtr>
    </mtable>
    <annotation encoding="StarMath 5.0">"Zuerst: eine Basis ist ein Satz von Basisvektoren:" newline
left lbrace left lline ital bold e right rangle _{1 dotslow n} right rbrace newline

"Spannend hierbei ist, dass jeder der Bra-Ket-Vektoren nur" bold "einen" "Vektor darstellt!" newline
"Eine Basis stellt aber einen" bold "Satz" "von Vekoren dar:" newline
left lbrace left lline bold e right rangle _{1 dotslow n} right rbrace =
left lbrace left lline bold e right rangle _1 , left lline bold e right rangle _2 , dotslow , left lline bold e right rangle _n right rbrace newline

"Man kann jeden dieser Vektoren in die Zeilen einer Matrix schreiben:" newline

left ( matrix{
%ialpha # 0 # 0 # 0 ##
0 # 0 # %ibeta # 0 ##
0 # %igamma # 0 # 0 ##
0 # 0 # 0 # %idelta} right ) cdot
left ( stack{a_1 # a_2 # a_3 # a_4}  right ) =
left ( stack{%ialpha cdot a_1 + 0 cdot a_2 + 0 cdot a_3 + 0 cdot a_4 #
0 cdot a_1 + 0 cdot a_2 + %ibeta cdot a_3 + 0 cdot a_4 #
0 cdot a_1 + %igamma cdot a_2 + 0 cdot a_3 + 0 cdot a_4 #
0 cdot a_1 + 0 cdot a_2 + 0 cdot a_3 + %idelta cdot a_4}  right ) =
left ( stack{%ialpha a_1 # %ibeta a_bold 3 # %igamma a_bold 2 # %idelta a_4}  right ) 

newline newline
"WolframALPHA: {{w,0,0,0},{0,0,x,0},{0,y,0,0},{0,0,0,z}}.{{a},{b},{c},{d}}" newline
bold "Aber das bringt nichts, denn in der Matrix stehen keine Basisvektoren." newline
"Will man den Ortsvektor als Zeilenvektor schreiben, muß die Matrix ebenfalls transponiert sein und rechts stehen:" newline newline

(a_i)^"T" = left ( a_1 , a_2 , a_3 ,a_4 right ) cdot
left ( matrix{
%ialpha # 0 # 0 # 0 ##
0 # 0 # %igamma # 0 ##
0 # %ibeta # 0 # 0 ##
0 # 0 # 0 # %idelta} right ) (`= M^"T") =
left (
a_1 %ialpha , 
a_3 %ibeta ,
a_2 %igamma ,
a_4 %idelta
right ) 

newline newline

"WolframALPHA: {a,b,c,d} . transpose({{w,0,0,0},{0,0,x,0},{0,y,0,0},{0,0,0,z}})" newline
"Es gilt also immer Zeile mal Spalte (und die einzelnen Ergebnisse addiert), also erhielte man ohne transponieren" newline newline

left ( x_1 , x_2 , x_3 ,x_4 right ) cdot
left ( matrix{
%ialpha # 0 # 0 # 0 ##
0 # 0 # %ibeta # 0 ##
0 # %igamma # 0 # 0 ##
0 # 0 # 0 # %idelta} right )
= left (
x_1 %ialpha , 
x_3 %igamma ,
x_2 %ibeta ,
x_4 %idelta
right )
 newline `=
left (
x_1 cdot %ialpha + x_2 cdot 0 + x_3 cdot 0 + x_4 cdot 0 ,
x_1 cdot 0 + x_2 cdot 0 + x_3 cdot %igamma + x_4 cdot 0 ,
x_1 cdot 0 + x_2 cdot %ibeta + x_3 cdot 0 + x_4 cdot 0 ,
x_1 cdot 0 + x_2 cdot 0 + x_3 cdot 0 + x_4 cdot %idelta
right ) = ` newline
`= left (
x_1 %ialpha , 
x_3 %igamma ,
x_2 %ibeta ,
x_4 %idelta
right )

newline newline
"Also sieht das Skalarprodukt so aus:" newline

left ( x_1 , x_2 , x_3 ,x_4 right ) cdot 
left ( stack{a_1 # a_2 # a_3 # a_4}  right ) =
left langle x mline a right rangle =
x_1 a_1 + x_2 a_2 + x_3 a_3 = S

newline
"Und das dyadische Produkt so:" newline

left ( stack{a_1 # a_2 # a_3 # a_4}  right ) cdot
left ( x_1 , x_2 , x_3 ,x_4 right ) =
left lline a right rangle left langle x right rline  =
left ( matrix {
 a_1 x_1 # a_1 x_2 # a_1 x_3 # a_1 x_4 ##
 a_2 x_1 # a_2 x_2 # a_2 x_3 # a_2 x_4 ##
 a_3 x_1 # a_3 x_2 # a_3 x_3 # a_3 x_4 ##
 a_4 x_1 # a_4 x_2 # a_4 x_3 # a_4 x_4
} right )

newline newline

bold "Jetzt der spannende Teil, wo es richtig wird:" newline
phantom "Man hat zwei Basen, die alte A und die neue B" newline

{bar x}_i `=` sum from j=1 to n ({bold e}_i cdot {bar bold e}_j) x_j

newline newline
"also"
sum from j=1 to n {bar bold e}_j x_j

newline
"entspricht dann folgendem:" newline
left lline e right rangle _1 cdot x_1 + left lline e right rangle _2 cdot x_2 + dotslow + left lline e right rangle _n cdot x_n
newline
", ist also identisch zu dem, was oben so aussah:" newline

left ( stack{left lline e right rangle _1 # left lline e right rangle _2 # dotsvert # left lline e right rangle _n}  right ) cdot
left ( stack{x_1 # x_2 # dotsvert # x_n}  right ) "(die erste Klammer ist eine Matrix!)" newline newline

{bar x}_i `=` sum from j=1 to n ({bold e}_i cdot {bar bold e}_j) x_j

newline
"bedeutet dann also, dass die Zeile einer ersten Basismatrix A mit der Spalte einer zweiten Basismatrix B" newline
"multipliziert wird, da das Ergebnis ein Skalarprodukt sein soll. " newline
"Die Zeile von A wird dabei von der gewünschten Komponente von " {bar x}_i " bestimmt," newline
"Die Spalte von B hingegen von der Komponente von " x_j " ." newline
"Richtig muß es also heißen:" newline

{bar x}_i `=` ({bold e}_i cdot {bar bold e}_j) x_j

newline
"Die Summe ist also Quatsch. Man erkennt sofort, Zeile mal Spalte ist das Matrixprodukt"
newline
"Also ist das das gleiche wie die Basismatrix A mal der (transponierten, aber egal weil " newline
"die Basismatrix diagonal ist, sie also identisch ihrer Transponierten ist) der Basismatrix B:" newline

bar{left lline x right rangle} = (A cdot bar B) cdot left lline x right rangle

newline
"(Der Strich symbolisiert hier nur dass B die neuen Basisvektoren sind, mit Transposition hat das nichts zu tun)" newline

"Schließlich ist noch die Reihenfolge der Matrizen zu beachten! Die eine ist die Hin- die andere die Rückdrehung.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01:37:42.853000000</meta:creation-date>
    <meta:generator>LibreOffice/4.1.4.2$Windows_x86 LibreOffice_project/0a0440ccc0227ad9829de5f46be37cfb6edcf72</meta:generator>
  </office:meta>
</office:document-meta>
</file>